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Verdana" svg:font-family="Verdana, 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uk" fo:country="UA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fo:color="#000000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style:letter-kerning="true"/>
    </style:style>
    <style:style style:name="P9" style:family="paragraph" style:parent-style-name="Standard">
      <style:paragraph-properties fo:margin-left="0cm" fo:margin-right="0cm" fo:text-indent="1.249cm" style:auto-text-indent="false"/>
    </style:style>
    <style:style style:name="P10" style:family="paragraph" style:parent-style-name="Preformatted_20_Text">
      <style:paragraph-properties fo:margin-left="1.249cm" fo:margin-right="0cm" fo:text-indent="0cm" style:auto-text-indent="false"/>
      <style:text-properties fo:color="#000000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fo:color="#000000"/>
    </style:style>
    <style:style style:name="P12" style:family="paragraph" style:parent-style-name="Heading_20_1" style:master-page-name="Standard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P13" style:family="paragraph" style:parent-style-name="Heading_20_2" style:master-page-name="">
      <style:paragraph-properties fo:margin-left="0.025cm" fo:margin-right="0cm" fo:margin-top="0.917cm" fo:margin-bottom="0cm" style:contextual-spacing="false" fo:text-align="justify" style:justify-single-word="false" fo:orphans="2" fo:widows="2" fo:hyphenation-ladder-count="no-limit" fo:text-indent="1.251cm" style:auto-text-indent="false" style:page-number="auto" fo:keep-with-next="always" style:punctuation-wrap="hanging" style:writing-mode="lr-tb"/>
      <style:text-properties fo:language="uk" fo:country="UA" fo:hyphenate="false" fo:hyphenation-remain-char-count="2" fo:hyphenation-push-char-count="2"/>
    </style:style>
    <style:style style:name="P14" style:family="paragraph" style:parent-style-name="Heading_20_2">
      <style:paragraph-properties fo:margin-top="0cm" fo:margin-bottom="0cm" style:contextual-spacing="false"/>
    </style:style>
    <style:style style:name="P15" style:family="paragraph" style:parent-style-name="Heading_20_2">
      <style:paragraph-properties fo:margin-left="0cm" fo:margin-right="0cm" fo:margin-top="0cm" fo:margin-bottom="0cm" style:contextual-spacing="false" fo:text-indent="1.251cm" style:auto-text-indent="false"/>
    </style:style>
    <style:style style:name="P16" style:family="paragraph" style:parent-style-name="Heading_20_2">
      <style:paragraph-properties fo:margin-left="1.251cm" fo:margin-right="0cm" fo:margin-top="0cm" fo:margin-bottom="0cm" style:contextual-spacing="false" fo:text-indent="1.251cm" style:auto-text-indent="false"/>
    </style:style>
    <style:style style:name="P17" style:family="paragraph" style:parent-style-name="List_20_Paragraph" style:list-style-name="WWNum1">
      <style:paragraph-properties fo:margin-top="0.917cm" fo:margin-bottom="0cm" style:contextual-spacing="false" fo:keep-with-next="always"/>
      <style:text-properties fo:language="uk" fo:country="UA" fo:font-weight="bold" style:font-weight-asian="bold" text:display="none"/>
    </style:style>
    <style:style style:name="T1" style:family="text">
      <style:text-properties fo:language="uk" fo:country="UA"/>
    </style:style>
    <style:style style:name="T2" style:family="text">
      <style:text-properties style:letter-kerning="true"/>
    </style:style>
    <style:style style:name="T3" style:family="text">
      <style:text-properties fo:color="#000000"/>
    </style:style>
    <style:style style:name="T4" style:family="text">
      <style:text-properties fo:color="#000000" fo:font-size="13.5pt" fo:language="uk" fo:country="UA" style:font-size-asian="13.5pt" style:font-size-complex="13.5pt"/>
    </style:style>
    <style:style style:name="T5" style:family="text">
      <style:text-properties fo:color="#000000" fo:font-style="italic"/>
    </style:style>
    <style:style style:name="T6" style:family="text">
      <style:text-properties fo:font-variant="normal" fo:text-transform="none" fo:color="#000000" style:font-name="Verdana" fo:font-size="13.5pt" fo:letter-spacing="normal" fo:language="uk" fo:country="UA" fo:font-style="normal" fo:font-weight="normal" style:font-size-asian="13.5pt" style:font-size-complex="13.5pt"/>
    </style:style>
    <style:style style:name="T7" style:family="text">
      <style:text-properties fo:color="#008000"/>
    </style:style>
    <style:style style:name="T8" style:family="text">
      <style:text-properties fo:color="#c0c0c0"/>
    </style:style>
    <style:style style:name="T9" style:family="text">
      <style:text-properties fo:color="#000080"/>
    </style:style>
    <style:style style:name="T10" style:family="text">
      <style:text-properties fo:color="#808000"/>
    </style:style>
    <style:style style:name="T11" style:family="text">
      <style:text-properties fo:color="#800080"/>
    </style:style>
    <style:style style:name="T12" style:family="text">
      <style:text-properties fo:color="#800000"/>
    </style:style>
    <style:style style:name="T13" style:family="text">
      <style:text-properties officeooo:rsid="0011e2f3"/>
    </style:style>
    <style:style style:name="T14" style:family="text">
      <style:text-properties officeooo:rsid="0012b04b"/>
    </style:style>
    <style:style style:name="T15" style:family="text">
      <style:text-properties officeooo:rsid="0012c2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95823286327888583" text:style-name="Outline">
        <text:list-item>
          <text:p text:style-name="P12">Лабораторная работа №5.<text:line-break/><text:span text:style-name="T2"><text:tab/>Механизмы кэширования памяти.</text:span></text:p>
        </text:list-item>
      </text:list>
      <text:list xml:id="list5282501101312666766" text:style-name="WWNum1">
        <text:list-item>
          <text:h text:style-name="P17" text:outline-level="2"/>
        </text:list-item>
        <text:list-item>
          <text:h text:style-name="P17" text:outline-level="2"/>
        </text:list-item>
        <text:list-item>
          <text:h text:style-name="P17" text:outline-level="2"/>
        </text:list-item>
        <text:list-item>
          <text:h text:style-name="P17" text:outline-level="2"/>
        </text:list-item>
        <text:list-item>
          <text:h text:style-name="P17" text:outline-level="2"/>
        </text:list-item>
        <text:list-item>
          <text:h text:style-name="P17" text:outline-level="2"/>
        </text:list-item>
      </text:list>
      <text:list xml:id="list141948270361465" text:continue-list="list6595823286327888583" text:style-name="Outline">
        <text:list-item>
          <text:p text:style-name="P13">Цель работы</text:p>
        </text:list-item>
      </text:list>
      <text:p text:style-name="P9"/>
      <text:p text:style-name="P8">Изучить возможные методы кэширования памяти. Реализовать простой алгоритм кэширования <text:span text:style-name="T15">запросов к базе данных</text:span>.</text:p>
      <text:p text:style-name="P7"/>
      <text:list xml:id="list141947877082266" text:continue-numbering="true" text:style-name="Outline">
        <text:list-item>
          <text:p text:style-name="P14"><text:s/></text:p>
        </text:list-item>
        <text:list-item>
          <text:p text:style-name="P14">Краткие теоретические сведения </text:p>
        </text:list-item>
      </text:list>
      <text:p text:style-name="Standard"/>
      <text:p text:style-name="Standard"><text:span text:style-name="T4"><text:tab/></text:span><text:span text:style-name="T6"><text:line-break/><text:tab/></text:span><text:span text:style-name="T1">В информатике под алгоритмами кэширования (часто называемыми алгоритмами вытеснения или политиками вытеснения, а также «алгоритмами/политиками замещения») понимают оптимизацию инструкций — алгоритмы — особая компьютерная программа или аппаратно поддерживаемая структура, способная управлятькэшем информации, хранимой в компьютере. Когда кэш заполнен, алгоритм должен выбрать, что именно нужно удалить из него, чтобы иметь возможность записи (в кэш) новой, более актуальной информации.</text:span></text:p>
      <text:p text:style-name="Text_20_body">«Уровень попаданий» кэша означает то, насколько часто искомые данные обнаруживаются в кэше. Более эффективные политики вытеснения отслеживают обращения к наиболее используемой информации, чтобы улучшить уровень попаданий (при том же размере кэша).</text:p>
      <text:p text:style-name="Text_20_body">«Латентность» кэша означает, насколько быстро кэш может вернуть запрошенные данные непосредственно после запроса (в случае, если происходит «попадание»). Более быстрые стратегии вытеснения обычно отслеживают наименее используемую информацию — или, в случае кэша прямого отображения (direct-mapped cache), отсутствие информации, чтобы снизить затраты времени на обновление информации.</text:p>
      <text:list xml:id="list141947455754233" text:continue-numbering="true" text:style-name="Outline">
        <text:list-item>
          <text:p text:style-name="Heading_20_3"><text:bookmark text:name=".D0.90.D0.BB.D0.B3.D0.BE.D1.80.D0.B8.D1.82.D0.BC_.D0.91.D0.B5.D0.BB.D0.B0.D0.B4.D0.B8"/>Алгоритм </text:p>
        </text:list-item>
      </text:list>
      <text:p text:style-name="Text_20_body">Наиболее эффективное правило вытеснения — отбрасывать из кэша ту информацию, которая не понадобится в будущем дольше всего. Этот оптимальный алгоритм кэширования назвали алгоритмом Белади или алгоритмом предвидения. Так как в общем случае невозможно предсказать когда именно в следующий раз потребуется именно эта информация, то на практике (опять же, в общем случае) подобная реализация невозможна. Практический минимум может быть вычислен только опытным путем, после чего можно сравнить с ним эффективность текущего алгоритма кэширования.</text:p>
      <text:list xml:id="list141947071230263" text:continue-numbering="true" text:style-name="Outline">
        <text:list-item>
          <text:p text:style-name="Heading_20_3"><text:bookmark text:name="Least_recently_used_.28.D0.92.D1.8B.D1.82.D0.B5.D1.81.D0.BD.D0.B5.D0.BD.D0.B8.D0.B5_.D0.B4.D0.B0.D0.B2.D0.BD.D0.BE_.D0.BD.D0.B5.D0.B8.D1.81.D0.BF.D0.BE.D0.BB.D1.8C.D0.B7.D1.83.D0.B5.D0.BC.D1.8B.D1.85.29"/><text:soft-page-break/>Least recently used (Вытеснение давно неиспользуемых)</text:p>
        </text:list-item>
      </text:list>
      <text:p text:style-name="Text_20_body">Least recently used (LRU): в первую очередь, вытесняется неиспользованный дольше всех. Этот алгоритм требует отслеживания того, что и когда использовалось, что может оказаться довольно накладно, особенно если нужно проводить дополнительную проверку, чтобы в этом убедиться. Общая реализация этого метода требует сохранения «бита возраста» для строк кэша и за счет этого происходит отслеживание наименее использованных строк (то есть за счет сравнения таких битов). В подобной реализации, при каждом обращении к строке кэша меняется «возраст» всех остальных строк. LRU на самом деле является семейством алгоритмов кэширования, в которое входит 2Q, разработанный Теодором Джонсоном и Деннисом Шаша, а также LRU/K от Пэта О’Нила, Бетти О’Нил и Герхарда Вейкума.</text:p>
      <text:list xml:id="list141947706731829" text:continue-numbering="true" text:style-name="Outline">
        <text:list-item>
          <text:p text:style-name="Heading_20_3"><text:bookmark text:name="Most_Recently_Used_.28.D0.9D.D0.B0.D0.B8.D0.B1.D0.BE.D0.BB.D0.B5.D0.B5_.D0.BD.D0.B5.D0.B4.D0.B0.D0.B2.D0.BD.D0.BE_.D0.B8.D1.81.D0.BF.D0.BE.D0.BB.D1.8C.D0.B7.D0.BE.D0.B2.D0.B0.D0.B2.D1.88.D0.B8.D0.B9.D1.81.D1.8F.29"/>Most Recently Used (Наиболее недавно использовавшийся)</text:p>
        </text:list-item>
      </text:list>
      <text:p text:style-name="Text_20_body">Most Recently Used (MRU): в отличии от LRU, в первую очередь вытесняется последний использованный элемент. В соответствии с источником<text:bookmark text:name="cite_ref-1"/>[1], «Когда файл периодически сканируется по циклической схеме, MRU — наилучший алгоритм вытеснения». В источнике<text:bookmark text:name="cite_ref-2"/>[2] авторы также подчеркивают, что для схем произвольного доступа и циклического сканирования больших наборов данных (иногда называемых схемами циклического доступа) алгоритмы кэширования MRU имеют больше попаданий по сравнению с LRU за счет их стремления к сохранению старых данных. Алгоритмы MRU наиболее полезны в случаях, когда чем старше элемент, тем больше обращений к нему происходит.</text:p>
      <text:list xml:id="list141947765204397" text:continue-numbering="true" text:style-name="Outline">
        <text:list-item>
          <text:p text:style-name="Heading_20_3"><text:bookmark text:name=".D0.9F.D1.81.D0.B5.D0.B2.D0.B4.D0.BE-LRU"/>Псевдо-LRU</text:p>
        </text:list-item>
      </text:list>
      <text:p text:style-name="Text_20_body">Псевдо-LRU (PLRU): Для кэшей с большой ассоциативностью (обычно &gt;4 каналов), цена реализации LRU становится непомерно высока. Если достаточна схема, что почти всегда нужно отбрасывать наименее используемый элемент, то в этом случае можно использовать алгоритм PLRU, требующий для элемента кэша только один бит.</text:p>
      <text:p text:style-name="Text_20_body"/>
      <text:list xml:id="list141946943163428" text:continue-numbering="true" text:style-name="Outline">
        <text:list-item>
          <text:p text:style-name="P15"><text:span text:style-name="T1">В</text:span>ыполнение работы</text:p>
        </text:list-item>
      </text:list>
      <text:p text:style-name="P11"/>
      <text:p text:style-name="P6"><text:span text:style-name="T9">#ifndef</text:span><text:span text:style-name="T8"> </text:span>LRU_CACHE_H</text:p>
      <text:p text:style-name="P2"><text:span text:style-name="T9">#define</text:span><text:span text:style-name="T8"> </text:span><text:span text:style-name="T9">LRU_CACHE_H</text:span></text:p>
      <text:p text:style-name="P4"><text:span text:style-name="T9">#include</text:span><text:span text:style-name="T8"> </text:span><text:span text:style-name="T7">&lt;time.h&gt;</text:span></text:p>
      <text:p text:style-name="P4"><text:span text:style-name="T9">#include</text:span><text:span text:style-name="T8"> </text:span><text:span text:style-name="T7">&lt;unordered_map&gt;</text:span></text:p>
      <text:p text:style-name="P4"><text:span text:style-name="T9">#include</text:span><text:span text:style-name="T8"> </text:span><text:span text:style-name="T7">&lt;algorithm&gt;</text:span></text:p>
      <text:p text:style-name="P4"><text:span text:style-name="T9">#include</text:span><text:span text:style-name="T8"> </text:span><text:span text:style-name="T7">&lt;utility&gt;</text:span></text:p>
      <text:p text:style-name="P2"><text:span text:style-name="T9">#include</text:span><text:span text:style-name="T8"> </text:span><text:span text:style-name="T7">&lt;memory&gt;</text:span></text:p>
      <text:p text:style-name="P2"><text:span text:style-name="T9">#include</text:span><text:span text:style-name="T8"> </text:span><text:span text:style-name="T7">&lt;iostream&gt;</text:span></text:p>
      <text:p text:style-name="P4"><text:span text:style-name="T10">template</text:span><text:span text:style-name="T8"> </text:span><text:span text:style-name="T3">&lt;</text:span><text:span text:style-name="T10">class</text:span><text:span text:style-name="T8"> </text:span><text:span text:style-name="T11">K</text:span><text:span text:style-name="T3">,</text:span><text:span text:style-name="T8"> </text:span><text:span text:style-name="T10">class</text:span><text:span text:style-name="T8"> </text:span><text:span text:style-name="T11">T</text:span><text:span text:style-name="T3">&gt;</text:span></text:p>
      <text:p text:style-name="P4"><text:soft-page-break/><text:span text:style-name="T10">class</text:span><text:span text:style-name="T8"> </text:span><text:span text:style-name="T11">LRU_Cache</text:span></text:p>
      <text:p text:style-name="P5">{</text:p>
      <text:p text:style-name="P4"><text:span text:style-name="T10">public</text:span><text:span text:style-name="T3">:</text:span></text:p>
      <text:p text:style-name="P2"><text:span text:style-name="T8"><text:s text:c="4"/></text:span><text:span text:style-name="T11">LRU_Cache</text:span><text:span text:style-name="T3">(</text:span><text:span text:style-name="T11">size_t</text:span><text:span text:style-name="T8"> </text:span>size<text:span text:style-name="T3">);</text:span></text:p>
      <text:p text:style-name="P4"><text:span text:style-name="T8"><text:s text:c="4"/></text:span><text:span text:style-name="T11">T</text:span><text:span text:style-name="T8"> </text:span><text:span text:style-name="T3">*get_value(</text:span><text:span text:style-name="T10">const</text:span><text:span text:style-name="T8"> </text:span><text:span text:style-name="T11">K</text:span><text:span text:style-name="T8"> </text:span><text:span text:style-name="T3">&amp;</text:span>key<text:span text:style-name="T3">);</text:span></text:p>
      <text:p text:style-name="P2"><text:span text:style-name="T8"><text:s text:c="4"/></text:span><text:span text:style-name="T10">virtual</text:span><text:span text:style-name="T8"> </text:span><text:span text:style-name="T3">~</text:span><text:span text:style-name="T5">LRU_Cache</text:span><text:span text:style-name="T3">();</text:span></text:p>
      <text:p text:style-name="P4"><text:span text:style-name="T10">protected</text:span><text:span text:style-name="T3">:</text:span></text:p>
      <text:p text:style-name="P4"><text:span text:style-name="T8"><text:s text:c="4"/></text:span><text:span text:style-name="T10">virtual</text:span><text:span text:style-name="T8"> </text:span><text:span text:style-name="T11">T</text:span><text:span text:style-name="T3">*</text:span><text:span text:style-name="T8"> </text:span><text:span text:style-name="T5">_get_from_data_source</text:span><text:span text:style-name="T3">(</text:span><text:span text:style-name="T10">const</text:span><text:span text:style-name="T8"> </text:span><text:span text:style-name="T11">K</text:span><text:span text:style-name="T8"> </text:span><text:span text:style-name="T3">&amp;</text:span>key<text:span text:style-name="T3">)</text:span><text:span text:style-name="T8"> </text:span><text:span text:style-name="T3">=</text:span><text:span text:style-name="T8"> </text:span><text:span text:style-name="T9">0</text:span><text:span text:style-name="T3">;</text:span></text:p>
      <text:p text:style-name="P2"><text:span text:style-name="T8"><text:s text:c="4"/></text:span><text:span text:style-name="T10">virtual</text:span><text:span text:style-name="T8"> </text:span><text:span text:style-name="T10">void</text:span><text:span text:style-name="T8"> </text:span><text:span text:style-name="T5">_flush</text:span><text:span text:style-name="T3">(</text:span><text:span text:style-name="T10">const</text:span><text:span text:style-name="T8"> </text:span><text:span text:style-name="T11">K</text:span><text:span text:style-name="T8"> </text:span><text:span text:style-name="T3">&amp;</text:span>key<text:span text:style-name="T3">,</text:span><text:span text:style-name="T8"> </text:span><text:span text:style-name="T11">T</text:span><text:span text:style-name="T3">*</text:span><text:span text:style-name="T8"> </text:span>obj<text:span text:style-name="T3">)</text:span><text:span text:style-name="T8"> </text:span><text:span text:style-name="T3">=</text:span><text:span text:style-name="T8"> </text:span><text:span text:style-name="T9">0</text:span><text:span text:style-name="T3">;</text:span></text:p>
      <text:p text:style-name="P4"><text:span text:style-name="T10">private</text:span><text:span text:style-name="T3">:</text:span></text:p>
      <text:p text:style-name="P4"><text:span text:style-name="T8"><text:s text:c="4"/></text:span><text:span text:style-name="T10">class</text:span><text:span text:style-name="T8"> </text:span><text:span text:style-name="T11">CacheEntry</text:span><text:span text:style-name="T8"> </text:span><text:span text:style-name="T3">{</text:span></text:p>
      <text:p text:style-name="P4"><text:span text:style-name="T8"><text:s text:c="4"/></text:span><text:span text:style-name="T10">public</text:span><text:span text:style-name="T3">:</text:span></text:p>
      <text:p text:style-name="P4"><text:span text:style-name="T8"><text:s text:c="8"/></text:span><text:span text:style-name="T11">std</text:span><text:span text:style-name="T3">::</text:span><text:span text:style-name="T11">shared_ptr</text:span><text:span text:style-name="T3">&lt;</text:span><text:span text:style-name="T11">T</text:span><text:span text:style-name="T3">&gt;</text:span><text:span text:style-name="T8"> </text:span><text:span text:style-name="T12">value</text:span><text:span text:style-name="T3">;</text:span></text:p>
      <text:p text:style-name="P4"><text:span text:style-name="T8"><text:s text:c="8"/></text:span><text:span text:style-name="T10">unsigned</text:span><text:span text:style-name="T8"> </text:span><text:span text:style-name="T12">accessed</text:span><text:span text:style-name="T3">;</text:span></text:p>
      <text:p text:style-name="P4"><text:span text:style-name="T8"><text:s text:c="8"/></text:span><text:span text:style-name="T10">bool</text:span><text:span text:style-name="T8"> </text:span><text:span text:style-name="T12">is_dirty</text:span><text:span text:style-name="T3">;</text:span></text:p>
      <text:p text:style-name="P4"><text:span text:style-name="T8"><text:s text:c="8"/></text:span><text:span text:style-name="T11">CacheEntry</text:span><text:span text:style-name="T3">(</text:span><text:span text:style-name="T11">T</text:span><text:span text:style-name="T3">*</text:span><text:span text:style-name="T8"> </text:span><text:span text:style-name="T3">val)</text:span><text:span text:style-name="T8"> </text:span><text:span text:style-name="T3">:</text:span></text:p>
      <text:p text:style-name="P4"><text:span text:style-name="T8"><text:s text:c="12"/></text:span><text:span text:style-name="T12">value</text:span><text:span text:style-name="T3">(val),</text:span></text:p>
      <text:p text:style-name="P4"><text:span text:style-name="T8"><text:s text:c="12"/></text:span><text:span text:style-name="T12">accessed</text:span><text:span text:style-name="T3">(</text:span><text:span text:style-name="T9">0</text:span><text:span text:style-name="T3">),</text:span></text:p>
      <text:p text:style-name="P4"><text:span text:style-name="T8"><text:s text:c="12"/></text:span><text:span text:style-name="T12">is_dirty</text:span><text:span text:style-name="T3">(</text:span><text:span text:style-name="T10">false</text:span><text:span text:style-name="T3">)</text:span></text:p>
      <text:p text:style-name="P4"><text:span text:style-name="T8"><text:s text:c="8"/></text:span><text:span text:style-name="T3">{</text:span></text:p>
      <text:p text:style-name="P4"><text:span text:style-name="T8"><text:s text:c="8"/></text:span><text:span text:style-name="T3">}</text:span></text:p>
      <text:p text:style-name="P2"><text:span text:style-name="T8"><text:s text:c="4"/></text:span><text:span text:style-name="T3">};</text:span></text:p>
      <text:p text:style-name="P4"><text:span text:style-name="T8"><text:s text:c="4"/></text:span><text:span text:style-name="T11">std</text:span><text:span text:style-name="T3">::</text:span><text:span text:style-name="T11">unordered_map</text:span><text:span text:style-name="T3">&lt;</text:span><text:span text:style-name="T11">K</text:span><text:span text:style-name="T3">,</text:span><text:span text:style-name="T8"> </text:span><text:span text:style-name="T11">CacheEntry</text:span><text:span text:style-name="T3">&gt;</text:span><text:span text:style-name="T8"> </text:span><text:span text:style-name="T12">storage</text:span><text:span text:style-name="T3">;</text:span></text:p>
      <text:p text:style-name="P2"><text:span text:style-name="T8"><text:s text:c="4"/></text:span><text:span text:style-name="T11">size_t</text:span><text:span text:style-name="T8"> </text:span><text:span text:style-name="T12">max_size</text:span><text:span text:style-name="T3">;</text:span></text:p>
      <text:p text:style-name="P4"><text:span text:style-name="T8"><text:s text:c="4"/></text:span><text:span text:style-name="T10">void</text:span><text:span text:style-name="T8"> </text:span><text:span text:style-name="T3">_insert_value(</text:span><text:span text:style-name="T10">const</text:span><text:span text:style-name="T8"> </text:span><text:span text:style-name="T11">K</text:span><text:span text:style-name="T8"> </text:span><text:span text:style-name="T3">&amp;</text:span>key<text:span text:style-name="T3">,</text:span><text:span text:style-name="T8"> </text:span><text:span text:style-name="T11">T</text:span><text:span text:style-name="T3">*</text:span><text:span text:style-name="T8"> </text:span>obj<text:span text:style-name="T3">);</text:span></text:p>
      <text:p text:style-name="P3">};</text:p>
      <text:p text:style-name="P4"><text:span text:style-name="T10">template</text:span><text:span text:style-name="T8"> </text:span><text:span text:style-name="T3">&lt;</text:span><text:span text:style-name="T10">class</text:span><text:span text:style-name="T8"> </text:span><text:span text:style-name="T11">K</text:span><text:span text:style-name="T3">,</text:span><text:span text:style-name="T8"> </text:span><text:span text:style-name="T10">class</text:span><text:span text:style-name="T8"> </text:span><text:span text:style-name="T11">T</text:span><text:span text:style-name="T3">&gt;</text:span></text:p>
      <text:p text:style-name="P4"><text:span text:style-name="T11">LRU_Cache</text:span><text:span text:style-name="T3">&lt;</text:span><text:span text:style-name="T11">K</text:span><text:span text:style-name="T3">,</text:span><text:span text:style-name="T8"> </text:span><text:span text:style-name="T11">T</text:span><text:span text:style-name="T3">&gt;::</text:span><text:span text:style-name="T11">LRU_Cache</text:span><text:span text:style-name="T3">(</text:span><text:span text:style-name="T11">size_t</text:span><text:span text:style-name="T8"> </text:span><text:span text:style-name="T3">size)</text:span><text:span text:style-name="T8"> </text:span><text:span text:style-name="T3">:</text:span></text:p>
      <text:p text:style-name="P4"><text:span text:style-name="T8"><text:s text:c="4"/></text:span><text:span text:style-name="T12">max_size</text:span><text:span text:style-name="T3">(size)</text:span></text:p>
      <text:p text:style-name="P5">{</text:p>
      <text:p text:style-name="P3">}</text:p>
      <text:p text:style-name="P4"><text:span text:style-name="T10">template</text:span><text:span text:style-name="T8"> </text:span><text:span text:style-name="T3">&lt;</text:span><text:span text:style-name="T10">class</text:span><text:span text:style-name="T8"> </text:span><text:span text:style-name="T11">K</text:span><text:span text:style-name="T3">,</text:span><text:span text:style-name="T8"> </text:span><text:span text:style-name="T10">class</text:span><text:span text:style-name="T8"> </text:span><text:span text:style-name="T11">T</text:span><text:span text:style-name="T3">&gt;</text:span></text:p>
      <text:p text:style-name="P4"><text:span text:style-name="T11">T</text:span><text:span text:style-name="T8"> </text:span><text:span text:style-name="T3">*</text:span><text:span text:style-name="T11">LRU_Cache</text:span><text:span text:style-name="T3">&lt;</text:span><text:span text:style-name="T11">K</text:span><text:span text:style-name="T3">,</text:span><text:span text:style-name="T8"> </text:span><text:span text:style-name="T11">T</text:span><text:span text:style-name="T3">&gt;::get_value(</text:span><text:span text:style-name="T10">const</text:span><text:span text:style-name="T8"> </text:span><text:span text:style-name="T11">K</text:span><text:span text:style-name="T8"> </text:span><text:span text:style-name="T3">&amp;key)</text:span><text:span text:style-name="T8"> </text:span><text:span text:style-name="T3">{</text:span></text:p>
      <text:p text:style-name="P2"><text:span text:style-name="T8"><text:s text:c="4"/></text:span><text:span text:style-name="T10">auto</text:span><text:span text:style-name="T8"> </text:span><text:span text:style-name="T3">it</text:span><text:span text:style-name="T8"> </text:span><text:span text:style-name="T3">=</text:span><text:span text:style-name="T8"> </text:span><text:span text:style-name="T12">storage</text:span><text:span text:style-name="T3">.find(key);</text:span></text:p>
      <text:p text:style-name="P4"><text:span text:style-name="T8"><text:s text:c="4"/></text:span><text:span text:style-name="T10">if</text:span><text:span text:style-name="T8"> </text:span><text:span text:style-name="T3">(it</text:span><text:span text:style-name="T8"> </text:span><text:span text:style-name="T3">!=</text:span><text:span text:style-name="T8"> </text:span><text:span text:style-name="T12">storage</text:span><text:span text:style-name="T3">.end())</text:span><text:span text:style-name="T8"> </text:span><text:span text:style-name="T3">{</text:span></text:p>
      <text:p text:style-name="P4"><text:span text:style-name="T8"><text:s text:c="8"/></text:span><text:span text:style-name="T3">it-&gt;</text:span>second<text:span text:style-name="T3">.</text:span>accessed<text:span text:style-name="T8"> </text:span><text:span text:style-name="T3">+=</text:span><text:span text:style-name="T8"> </text:span><text:span text:style-name="T9">1</text:span><text:span text:style-name="T3">;</text:span></text:p>
      <text:p text:style-name="P4"><text:span text:style-name="T8"><text:s text:c="8"/></text:span><text:span text:style-name="T11">std</text:span><text:span text:style-name="T3">::</text:span>cerr<text:span text:style-name="T8"> </text:span><text:span text:style-name="T3">&lt;&lt;</text:span><text:span text:style-name="T8"> </text:span><text:span text:style-name="T7">"Cache</text:span><text:span text:style-name="T8"> </text:span><text:span text:style-name="T7">hit</text:span><text:span text:style-name="T8"> </text:span><text:span text:style-name="T7">value</text:span><text:span text:style-name="T8"> </text:span><text:span text:style-name="T7">for</text:span><text:span text:style-name="T8"> </text:span><text:span text:style-name="T7">key</text:span><text:span text:style-name="T8"> </text:span><text:span text:style-name="T7">"</text:span><text:span text:style-name="T8"> </text:span><text:span text:style-name="T3">&lt;&lt;</text:span><text:span text:style-name="T8"> </text:span><text:span text:style-name="T3">key</text:span><text:span text:style-name="T8"> </text:span><text:span text:style-name="T3">&lt;&lt;</text:span><text:span text:style-name="T8"> </text:span><text:span text:style-name="T7">"is</text:span><text:span text:style-name="T8"> </text:span><text:span text:style-name="T7">in</text:span><text:span text:style-name="T8"> </text:span><text:span text:style-name="T7">memory</text:span><text:span text:style-name="T8"> </text:span><text:span text:style-name="T7">"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4"><text:span text:style-name="T8"><text:s text:c="8"/></text:span><text:span text:style-name="T10">return</text:span><text:span text:style-name="T8"> </text:span><text:span text:style-name="T3">it-&gt;</text:span>second<text:span text:style-name="T3">.</text:span>value<text:span text:style-name="T3">.</text:span>get<text:span text:style-name="T3">();</text:span></text:p>
      <text:p text:style-name="P4"><text:span text:style-name="T8"><text:s text:c="4"/></text:span><text:span text:style-name="T3">}</text:span><text:span text:style-name="T8"> </text:span><text:span text:style-name="T10">else</text:span><text:span text:style-name="T8"> </text:span><text:span text:style-name="T3">{</text:span></text:p>
      <text:p text:style-name="P4"><text:span text:style-name="T8"><text:s text:c="8"/></text:span><text:span text:style-name="T11">std</text:span><text:span text:style-name="T3">::</text:span>cerr<text:span text:style-name="T8"> </text:span><text:span text:style-name="T3">&lt;&lt;</text:span><text:span text:style-name="T8"> </text:span><text:span text:style-name="T7">"Cache</text:span><text:span text:style-name="T8"> </text:span><text:span text:style-name="T7">miss</text:span><text:span text:style-name="T8"> </text:span><text:span text:style-name="T7">"</text:span><text:span text:style-name="T8"> </text:span><text:span text:style-name="T3">&lt;&lt;</text:span><text:span text:style-name="T8"> </text:span><text:span text:style-name="T3">key</text:span><text:span text:style-name="T8"> </text:span><text:span text:style-name="T3">&lt;&lt;</text:span><text:span text:style-name="T8"> </text:span><text:span text:style-name="T7">"</text:span><text:span text:style-name="T8"> </text:span><text:span text:style-name="T7">is</text:span><text:span text:style-name="T8"> </text:span><text:span text:style-name="T7">not</text:span><text:span text:style-name="T8"> </text:span><text:span text:style-name="T7">in</text:span><text:span text:style-name="T8"> </text:span><text:span text:style-name="T7">memory</text:span><text:span text:style-name="T8"> </text:span><text:span text:style-name="T7">"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4"><text:span text:style-name="T8"><text:s text:c="8"/></text:span><text:span text:style-name="T11">T</text:span><text:span text:style-name="T3">*</text:span><text:span text:style-name="T8"> </text:span><text:span text:style-name="T3">obj</text:span><text:span text:style-name="T8"> </text:span><text:span text:style-name="T3">=</text:span><text:span text:style-name="T8"> </text:span><text:span text:style-name="T5">_get_from_data_source</text:span><text:span text:style-name="T3">(key);</text:span></text:p>
      <text:p text:style-name="P4"><text:span text:style-name="T8"><text:s text:c="8"/></text:span><text:span text:style-name="T3">_insert_value(key,</text:span><text:span text:style-name="T8"> </text:span><text:span text:style-name="T3">obj);</text:span></text:p>
      <text:p text:style-name="P4"><text:span text:style-name="T8"><text:s text:c="8"/></text:span><text:span text:style-name="T10">return</text:span><text:span text:style-name="T8"> </text:span><text:span text:style-name="T3">obj;</text:span></text:p>
      <text:p text:style-name="P4"><text:span text:style-name="T8"><text:s text:c="4"/></text:span><text:span text:style-name="T3">}</text:span></text:p>
      <text:p text:style-name="P3">}</text:p>
      <text:p text:style-name="P4"><text:span text:style-name="T10">template</text:span><text:span text:style-name="T8"> </text:span><text:span text:style-name="T3">&lt;</text:span><text:span text:style-name="T10">class</text:span><text:span text:style-name="T8"> </text:span><text:span text:style-name="T11">K</text:span><text:span text:style-name="T3">,</text:span><text:span text:style-name="T8"> </text:span><text:span text:style-name="T10">class</text:span><text:span text:style-name="T8"> </text:span><text:span text:style-name="T11">T</text:span><text:span text:style-name="T3">&gt;</text:span></text:p>
      <text:p text:style-name="P4"><text:span text:style-name="T10">void</text:span><text:span text:style-name="T8"> </text:span><text:span text:style-name="T11">LRU_Cache</text:span><text:span text:style-name="T3">&lt;</text:span><text:span text:style-name="T11">K</text:span><text:span text:style-name="T3">,</text:span><text:span text:style-name="T11">T</text:span><text:span text:style-name="T3">&gt;::_insert_value(</text:span><text:span text:style-name="T10">const</text:span><text:span text:style-name="T8"> </text:span><text:span text:style-name="T11">K</text:span><text:span text:style-name="T8"> </text:span><text:span text:style-name="T3">&amp;key,</text:span><text:span text:style-name="T8"> </text:span><text:span text:style-name="T11">T</text:span><text:span text:style-name="T8"> </text:span><text:span text:style-name="T3">*obj)</text:span><text:span text:style-name="T8"> </text:span><text:span text:style-name="T3">{</text:span></text:p>
      <text:p text:style-name="P4"><text:span text:style-name="T8"><text:s text:c="4"/></text:span><text:span text:style-name="T10">if</text:span><text:span text:style-name="T8"> </text:span><text:span text:style-name="T3">(</text:span><text:span text:style-name="T12">storage</text:span><text:span text:style-name="T3">.size()</text:span><text:span text:style-name="T8"> </text:span><text:span text:style-name="T3">&gt;</text:span><text:span text:style-name="T8"> </text:span><text:span text:style-name="T12">max_size</text:span><text:span text:style-name="T3">)</text:span><text:span text:style-name="T8"> </text:span><text:span text:style-name="T3">{</text:span></text:p>
      <text:p text:style-name="P4"><text:soft-page-break/><text:span text:style-name="T8"><text:s text:c="8"/></text:span><text:span text:style-name="T10">typename</text:span><text:span text:style-name="T8"> </text:span><text:span text:style-name="T11">std</text:span><text:span text:style-name="T3">::</text:span><text:span text:style-name="T11">unordered_map</text:span><text:span text:style-name="T3">&lt;</text:span><text:span text:style-name="T11">K</text:span><text:span text:style-name="T3">,</text:span><text:span text:style-name="T8"> </text:span><text:span text:style-name="T11">CacheEntry</text:span><text:span text:style-name="T3">&gt;::</text:span><text:span text:style-name="T11">iterator</text:span><text:span text:style-name="T8"> </text:span><text:span text:style-name="T3">it</text:span><text:span text:style-name="T8"> </text:span><text:span text:style-name="T3">=</text:span><text:span text:style-name="T8"> </text:span><text:span text:style-name="T11">std</text:span><text:span text:style-name="T3">::min_element(</text:span></text:p>
      <text:p text:style-name="P4"><text:span text:style-name="T8"><text:s text:c="20"/></text:span><text:span text:style-name="T12">storage</text:span><text:span text:style-name="T3">.begin(),</text:span></text:p>
      <text:p text:style-name="P4"><text:span text:style-name="T8"><text:s text:c="20"/></text:span><text:span text:style-name="T12">storage</text:span><text:span text:style-name="T3">.end(),</text:span></text:p>
      <text:p text:style-name="P4"><text:span text:style-name="T8"><text:s text:c="30"/></text:span><text:span text:style-name="T3">[](</text:span><text:span text:style-name="T10">const</text:span><text:span text:style-name="T8"> </text:span><text:span text:style-name="T11">std</text:span><text:span text:style-name="T3">::</text:span><text:span text:style-name="T11">pair</text:span><text:span text:style-name="T3">&lt;</text:span><text:span text:style-name="T11">K</text:span><text:span text:style-name="T3">,</text:span><text:span text:style-name="T8"> </text:span><text:span text:style-name="T11">CacheEntry</text:span><text:span text:style-name="T3">&gt;&amp;</text:span><text:span text:style-name="T8"> </text:span><text:span text:style-name="T3">l,</text:span></text:p>
      <text:p text:style-name="P4"><text:span text:style-name="T8"><text:s text:c="33"/></text:span><text:span text:style-name="T10">const</text:span><text:span text:style-name="T8"> </text:span><text:span text:style-name="T11">std</text:span><text:span text:style-name="T3">::</text:span><text:span text:style-name="T11">pair</text:span><text:span text:style-name="T3">&lt;</text:span><text:span text:style-name="T11">K</text:span><text:span text:style-name="T3">,</text:span><text:span text:style-name="T8"> </text:span><text:span text:style-name="T11">CacheEntry</text:span><text:span text:style-name="T3">&gt;&amp;</text:span><text:span text:style-name="T8"> </text:span><text:span text:style-name="T3">r)</text:span></text:p>
      <text:p text:style-name="P4"><text:span text:style-name="T8"><text:s text:c="32"/></text:span><text:span text:style-name="T3">-&gt;</text:span><text:span text:style-name="T8"> </text:span><text:span text:style-name="T10">bool</text:span><text:span text:style-name="T8"> </text:span><text:span text:style-name="T3">{</text:span></text:p>
      <text:p text:style-name="P4"><text:span text:style-name="T8"><text:s text:c="12"/></text:span><text:span text:style-name="T10">return</text:span><text:span text:style-name="T8"> </text:span><text:span text:style-name="T3">l.</text:span><text:span text:style-name="T12">second</text:span><text:span text:style-name="T3">.</text:span><text:span text:style-name="T12">accessed</text:span><text:span text:style-name="T8"> </text:span><text:span text:style-name="T3">&lt;</text:span><text:span text:style-name="T8"> </text:span><text:span text:style-name="T3">r.</text:span><text:span text:style-name="T12">second</text:span><text:span text:style-name="T3">.</text:span><text:span text:style-name="T12">accessed</text:span><text:span text:style-name="T3">;</text:span></text:p>
      <text:p text:style-name="P4"><text:span text:style-name="T8"><text:s text:c="8"/></text:span><text:span text:style-name="T3">});</text:span></text:p>
      <text:p text:style-name="P4"><text:span text:style-name="T8"><text:s text:c="8"/></text:span><text:span text:style-name="T11">std</text:span><text:span text:style-name="T3">::</text:span>cerr<text:span text:style-name="T8"> </text:span><text:span text:style-name="T3">&lt;&lt;</text:span><text:span text:style-name="T8"> </text:span><text:span text:style-name="T7">"Throwing</text:span><text:span text:style-name="T8"> </text:span><text:span text:style-name="T7">out</text:span><text:span text:style-name="T8"> </text:span><text:span text:style-name="T7">value</text:span><text:span text:style-name="T8"> </text:span><text:span text:style-name="T7">with</text:span><text:span text:style-name="T8"> </text:span><text:span text:style-name="T7">key:</text:span><text:span text:style-name="T8"> </text:span><text:span text:style-name="T7">"</text:span></text:p>
      <text:p text:style-name="P4"><text:span text:style-name="T8"><text:s text:c="18"/></text:span><text:span text:style-name="T3">&lt;&lt;</text:span><text:span text:style-name="T8"> </text:span><text:span text:style-name="T3">it-&gt;</text:span>first<text:span text:style-name="T8"> </text:span><text:span text:style-name="T3">&lt;&lt;</text:span><text:span text:style-name="T8"> </text:span><text:span text:style-name="T7">"</text:span><text:span text:style-name="T8"> </text:span><text:span text:style-name="T7">it's</text:span><text:span text:style-name="T8"> </text:span><text:span text:style-name="T7">last</text:span><text:span text:style-name="T8"> </text:span><text:span text:style-name="T7">access</text:span><text:span text:style-name="T8"> </text:span><text:span text:style-name="T7">time:</text:span><text:span text:style-name="T8"> </text:span><text:span text:style-name="T7">"</text:span></text:p>
      <text:p text:style-name="P4"><text:span text:style-name="T8"><text:s text:c="18"/></text:span><text:span text:style-name="T3">&lt;&lt;</text:span><text:span text:style-name="T8"> </text:span><text:span text:style-name="T3">it-&gt;</text:span>second<text:span text:style-name="T3">.</text:span>access_time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4"><text:span text:style-name="T8"><text:s text:c="8"/></text:span><text:span text:style-name="T5">_flush</text:span><text:span text:style-name="T3">(it-&gt;</text:span>first<text:span text:style-name="T3">,</text:span><text:span text:style-name="T8"> </text:span><text:span text:style-name="T3">it-&gt;</text:span>second<text:span text:style-name="T3">.</text:span>value<text:span text:style-name="T3">.</text:span>get<text:span text:style-name="T3">());</text:span></text:p>
      <text:p text:style-name="P4"><text:span text:style-name="T8"><text:s text:c="8"/></text:span><text:span text:style-name="T12">storage</text:span><text:span text:style-name="T3">.erase(it);</text:span></text:p>
      <text:p text:style-name="P4"><text:span text:style-name="T8"><text:s text:c="4"/></text:span><text:span text:style-name="T3">}</text:span></text:p>
      <text:p text:style-name="P2"><text:span text:style-name="T8"><text:s text:c="4"/></text:span><text:span text:style-name="T12">storage</text:span><text:span text:style-name="T3">.insert(</text:span><text:span text:style-name="T11">std</text:span><text:span text:style-name="T3">::pair&lt;</text:span>K<text:span text:style-name="T3">,</text:span><text:span text:style-name="T8"> </text:span>CacheEntry<text:span text:style-name="T3">&gt;(key,</text:span><text:span text:style-name="T8"> </text:span><text:span text:style-name="T3">obj));</text:span></text:p>
      <text:p text:style-name="P3">}</text:p>
      <text:p text:style-name="P4"><text:span text:style-name="T10">template</text:span><text:span text:style-name="T8"> </text:span><text:span text:style-name="T3">&lt;</text:span><text:span text:style-name="T10">class</text:span><text:span text:style-name="T8"> </text:span><text:span text:style-name="T11">K</text:span><text:span text:style-name="T3">,</text:span><text:span text:style-name="T8"> </text:span><text:span text:style-name="T10">class</text:span><text:span text:style-name="T8"> </text:span><text:span text:style-name="T11">T</text:span><text:span text:style-name="T3">&gt;</text:span></text:p>
      <text:p text:style-name="P2"><text:span text:style-name="T11">LRU_Cache</text:span><text:span text:style-name="T3">&lt;</text:span><text:span text:style-name="T11">K</text:span><text:span text:style-name="T3">,</text:span><text:span text:style-name="T11">T</text:span><text:span text:style-name="T3">&gt;::~</text:span><text:span text:style-name="T5">LRU_Cache</text:span><text:span text:style-name="T3">()</text:span><text:span text:style-name="T8"> </text:span><text:span text:style-name="T3">{}</text:span></text:p>
      <text:p text:style-name="P2"><text:span text:style-name="T9">#endif</text:span><text:span text:style-name="T8"> </text:span><text:span text:style-name="T7">//</text:span><text:span text:style-name="T8"> </text:span><text:span text:style-name="T7">LRU_CACHE_H</text:span></text:p>
      <text:p text:style-name="P6"><text:span text:style-name="T9">#include</text:span><text:span text:style-name="T8"> </text:span><text:span text:style-name="T7">&lt;memory&gt;</text:span></text:p>
      <text:p text:style-name="P4"><text:span text:style-name="T9">#include</text:span><text:span text:style-name="T8"> </text:span><text:span text:style-name="T7">&lt;cppconn/exception.h&gt;</text:span></text:p>
      <text:p text:style-name="P4"><text:span text:style-name="T9">#include</text:span><text:span text:style-name="T8"> </text:span><text:span text:style-name="T7">&lt;iostream&gt;</text:span></text:p>
      <text:p text:style-name="P2"><text:span text:style-name="T9">#include</text:span><text:span text:style-name="T8"> </text:span><text:span text:style-name="T7">"mysql_cache.h"</text:span></text:p>
      <text:p text:style-name="P4"><text:span text:style-name="T11">MySQL_Cache</text:span><text:span text:style-name="T3">::MySQL_Cache(</text:span><text:span text:style-name="T10">const</text:span><text:span text:style-name="T8"> </text:span><text:span text:style-name="T11">std</text:span><text:span text:style-name="T3">::</text:span><text:span text:style-name="T11">string</text:span><text:span text:style-name="T8"> </text:span><text:span text:style-name="T3">&amp;url,</text:span></text:p>
      <text:p text:style-name="P4"><text:span text:style-name="T8"><text:s text:c="25"/></text:span><text:span text:style-name="T10">const</text:span><text:span text:style-name="T8"> </text:span><text:span text:style-name="T11">std</text:span><text:span text:style-name="T3">::</text:span><text:span text:style-name="T11">string</text:span><text:span text:style-name="T8"> </text:span><text:span text:style-name="T3">&amp;user,</text:span></text:p>
      <text:p text:style-name="P4"><text:span text:style-name="T8"><text:s text:c="25"/></text:span><text:span text:style-name="T10">const</text:span><text:span text:style-name="T8"> </text:span><text:span text:style-name="T11">std</text:span><text:span text:style-name="T3">::</text:span><text:span text:style-name="T11">string</text:span><text:span text:style-name="T8"> </text:span><text:span text:style-name="T3">&amp;pwd,</text:span></text:p>
      <text:p text:style-name="P4"><text:span text:style-name="T8"><text:s text:c="25"/></text:span><text:span text:style-name="T10">const</text:span><text:span text:style-name="T8"> </text:span><text:span text:style-name="T11">std</text:span><text:span text:style-name="T3">::</text:span><text:span text:style-name="T11">string</text:span><text:span text:style-name="T8"> </text:span><text:span text:style-name="T3">&amp;database,</text:span></text:p>
      <text:p text:style-name="P4"><text:span text:style-name="T8"><text:s text:c="25"/></text:span><text:span text:style-name="T11">size_t</text:span><text:span text:style-name="T8"> </text:span><text:span text:style-name="T3">cache_size)</text:span><text:span text:style-name="T8"> </text:span><text:span text:style-name="T3">:</text:span></text:p>
      <text:p text:style-name="P4"><text:span text:style-name="T8"><text:s text:c="4"/></text:span><text:span text:style-name="T11">LRU_Cache</text:span><text:span text:style-name="T3">&lt;</text:span>std<text:span text:style-name="T3">::</text:span>string<text:span text:style-name="T3">,</text:span><text:span text:style-name="T8"> </text:span>sql<text:span text:style-name="T3">::</text:span>ResultSet<text:span text:style-name="T3">&gt;(cache_size)</text:span></text:p>
      <text:p text:style-name="P5">{</text:p>
      <text:p text:style-name="P4"><text:span text:style-name="T8"><text:s text:c="4"/></text:span><text:span text:style-name="T10">try</text:span><text:span text:style-name="T8"> </text:span><text:span text:style-name="T3">{</text:span></text:p>
      <text:p text:style-name="P4"><text:span text:style-name="T8"><text:s text:c="8"/></text:span><text:span text:style-name="T11">sql</text:span><text:span text:style-name="T3">::</text:span><text:span text:style-name="T11">Driver</text:span><text:span text:style-name="T8"> </text:span><text:span text:style-name="T3">*driver</text:span><text:span text:style-name="T8"> </text:span><text:span text:style-name="T3">=</text:span><text:span text:style-name="T8"> </text:span><text:span text:style-name="T11">sql</text:span><text:span text:style-name="T3">::</text:span><text:span text:style-name="T11">mysql</text:span><text:span text:style-name="T3">::get_driver_instance();</text:span></text:p>
      <text:p text:style-name="P4"><text:span text:style-name="T8"><text:s text:c="8"/></text:span><text:span text:style-name="T12">connection</text:span><text:span text:style-name="T8"> </text:span><text:span text:style-name="T3">=</text:span><text:span text:style-name="T8"> </text:span><text:span text:style-name="T3">driver-&gt;</text:span><text:span text:style-name="T5">connect</text:span><text:span text:style-name="T3">(url,</text:span><text:span text:style-name="T8"> </text:span><text:span text:style-name="T3">user,</text:span><text:span text:style-name="T8"> </text:span><text:span text:style-name="T3">pwd);</text:span></text:p>
      <text:p text:style-name="P4"><text:span text:style-name="T8"><text:s text:c="8"/></text:span><text:span text:style-name="T11">std</text:span><text:span text:style-name="T3">::</text:span><text:span text:style-name="T11">unique_ptr</text:span><text:span text:style-name="T3">&lt;</text:span><text:span text:style-name="T11">sql</text:span><text:span text:style-name="T3">::</text:span><text:span text:style-name="T11">Statement</text:span><text:span text:style-name="T3">&gt;</text:span><text:span text:style-name="T8"> </text:span><text:span text:style-name="T3">stm(</text:span><text:span text:style-name="T8"> </text:span><text:span text:style-name="T12">connection</text:span><text:span text:style-name="T3">-&gt;</text:span><text:span text:style-name="T5">createStatement</text:span><text:span text:style-name="T3">());</text:span></text:p>
      <text:p text:style-name="P4"><text:span text:style-name="T8"><text:s text:c="8"/></text:span><text:span text:style-name="T3">stm-&gt;</text:span>execute<text:span text:style-name="T3">(</text:span><text:span text:style-name="T7">"use</text:span><text:span text:style-name="T8"> </text:span><text:span text:style-name="T7">"</text:span><text:span text:style-name="T8"> </text:span><text:span text:style-name="T3">+</text:span><text:span text:style-name="T8"> </text:span><text:span text:style-name="T3">database);</text:span></text:p>
      <text:p text:style-name="P4"><text:span text:style-name="T8"><text:s text:c="4"/></text:span><text:span text:style-name="T3">}</text:span><text:span text:style-name="T8"> </text:span><text:span text:style-name="T10">catch</text:span><text:span text:style-name="T8"> </text:span><text:span text:style-name="T3">(</text:span><text:span text:style-name="T11">sql</text:span><text:span text:style-name="T3">::</text:span><text:span text:style-name="T11">SQLException</text:span><text:span text:style-name="T8"> </text:span><text:span text:style-name="T3">&amp;e)</text:span><text:span text:style-name="T8"> </text:span><text:span text:style-name="T3">{</text:span></text:p>
      <text:p text:style-name="P4"><text:span text:style-name="T8"><text:s text:c="8"/></text:span><text:span text:style-name="T11">std</text:span><text:span text:style-name="T3">::</text:span>cerr<text:span text:style-name="T8"> </text:span><text:span text:style-name="T3">&lt;&lt;</text:span><text:span text:style-name="T8"> </text:span><text:span text:style-name="T3">e.</text:span><text:span text:style-name="T5">what</text:span><text:span text:style-name="T3">()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8"> </text:span><text:span text:style-name="T3">&lt;&lt;</text:span><text:span text:style-name="T8"> </text:span><text:span text:style-name="T3">e.getSQLState()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4"><text:span text:style-name="T8"><text:s text:c="4"/></text:span><text:span text:style-name="T3">}</text:span></text:p>
      <text:p text:style-name="P3">}</text:p>
      <text:p text:style-name="P4"><text:span text:style-name="T11">MySQL_Cache</text:span><text:span text:style-name="T3">::~</text:span><text:span text:style-name="T5">MySQL_Cache</text:span><text:span text:style-name="T3">()</text:span></text:p>
      <text:p text:style-name="P5">{</text:p>
      <text:p text:style-name="P4"><text:span text:style-name="T8"><text:s text:c="4"/></text:span><text:span text:style-name="T10">delete</text:span><text:span text:style-name="T8"> </text:span><text:span text:style-name="T12">connection</text:span><text:span text:style-name="T3">;</text:span></text:p>
      <text:p text:style-name="P3">}</text:p>
      <text:p text:style-name="P4"><text:span text:style-name="T10">void</text:span><text:span text:style-name="T8"> </text:span><text:span text:style-name="T11">MySQL_Cache</text:span><text:span text:style-name="T3">::</text:span><text:span text:style-name="T5">_flush</text:span><text:span text:style-name="T3">(</text:span><text:span text:style-name="T10">const</text:span><text:span text:style-name="T8"> </text:span><text:span text:style-name="T11">std</text:span><text:span text:style-name="T3">::</text:span><text:span text:style-name="T11">string</text:span><text:span text:style-name="T8"> </text:span><text:span text:style-name="T3">&amp;query,</text:span><text:span text:style-name="T8"> </text:span><text:span text:style-name="T11">sql</text:span><text:span text:style-name="T3">::</text:span><text:span text:style-name="T11">ResultSet</text:span><text:span text:style-name="T8"> </text:span><text:span text:style-name="T3">*result_set)</text:span></text:p>
      <text:p text:style-name="P5">{</text:p>
      <text:p text:style-name="P3">}</text:p>
      <text:p text:style-name="P4"><text:span text:style-name="T11">sql</text:span><text:span text:style-name="T3">::</text:span><text:span text:style-name="T11">ResultSet</text:span><text:span text:style-name="T8"> </text:span><text:span text:style-name="T3">*</text:span><text:span text:style-name="T11">MySQL_Cache</text:span><text:span text:style-name="T3">::</text:span><text:span text:style-name="T5">_get_from_data_source</text:span><text:span text:style-name="T3">(</text:span><text:span text:style-name="T10">const</text:span><text:span text:style-name="T8"> </text:span><text:span text:style-name="T11">std</text:span><text:span text:style-name="T3">::</text:span><text:span text:style-name="T11">string</text:span><text:span text:style-name="T8"> </text:span><text:span text:style-name="T3">&amp;query)</text:span></text:p>
      <text:p text:style-name="P5">{</text:p>
      <text:p text:style-name="P4"><text:span text:style-name="T8"><text:s text:c="4"/></text:span><text:span text:style-name="T10">try</text:span><text:span text:style-name="T8"> </text:span><text:span text:style-name="T3">{</text:span></text:p>
      <text:p text:style-name="P4"><text:span text:style-name="T8"><text:s text:c="8"/></text:span><text:span text:style-name="T11">std</text:span><text:span text:style-name="T3">::</text:span><text:span text:style-name="T11">unique_ptr</text:span><text:span text:style-name="T3">&lt;</text:span><text:span text:style-name="T11">sql</text:span><text:span text:style-name="T3">::</text:span><text:span text:style-name="T11">Statement</text:span><text:span text:style-name="T3">&gt;</text:span><text:span text:style-name="T8"> </text:span><text:span text:style-name="T3">stmt(</text:span><text:span text:style-name="T12">connection</text:span><text:span text:style-name="T3">-&gt;</text:span><text:span text:style-name="T5">createStatement</text:span><text:span text:style-name="T3">());</text:span></text:p>
      <text:p text:style-name="P4"><text:soft-page-break/><text:span text:style-name="T8"><text:s text:c="8"/></text:span><text:span text:style-name="T10">return</text:span><text:span text:style-name="T8"> </text:span><text:span text:style-name="T3">stmt-&gt;</text:span>executeQuery<text:span text:style-name="T3">(query);</text:span></text:p>
      <text:p text:style-name="P4"><text:span text:style-name="T8"><text:s text:c="4"/></text:span><text:span text:style-name="T3">}</text:span><text:span text:style-name="T8"> </text:span><text:span text:style-name="T10">catch</text:span><text:span text:style-name="T8"> </text:span><text:span text:style-name="T3">(</text:span><text:span text:style-name="T11">sql</text:span><text:span text:style-name="T3">::</text:span><text:span text:style-name="T11">SQLException</text:span><text:span text:style-name="T8"> </text:span><text:span text:style-name="T3">&amp;e)</text:span><text:span text:style-name="T8"> </text:span><text:span text:style-name="T3">{</text:span></text:p>
      <text:p text:style-name="P4"><text:span text:style-name="T8"><text:s text:c="8"/></text:span><text:span text:style-name="T11">std</text:span><text:span text:style-name="T3">::</text:span>cerr<text:span text:style-name="T8"> </text:span><text:span text:style-name="T3">&lt;&lt;</text:span><text:span text:style-name="T8"> </text:span><text:span text:style-name="T3">e.</text:span><text:span text:style-name="T5">what</text:span><text:span text:style-name="T3">()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8"> </text:span><text:span text:style-name="T3">&lt;&lt;</text:span><text:span text:style-name="T8"> </text:span><text:span text:style-name="T3">e.getSQLState()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4"><text:span text:style-name="T8"><text:s text:c="8"/></text:span><text:span text:style-name="T10">return</text:span><text:span text:style-name="T8"> </text:span><text:span text:style-name="T10">nullptr</text:span><text:span text:style-name="T3">;</text:span></text:p>
      <text:p text:style-name="P4"><text:span text:style-name="T8"><text:s text:c="4"/></text:span><text:span text:style-name="T3">}</text:span></text:p>
      <text:p text:style-name="P5">}</text:p>
      <text:p text:style-name="P10"><text:span text:style-name="T10">int</text:span><text:span text:style-name="T8"> </text:span>main()</text:p>
      <text:p text:style-name="P3">{</text:p>
      <text:p text:style-name="P4"><text:span text:style-name="T8"><text:s text:c="4"/></text:span><text:span text:style-name="T11">std</text:span><text:span text:style-name="T3">::</text:span><text:span text:style-name="T11">string</text:span><text:span text:style-name="T8"> </text:span><text:span text:style-name="T3">query</text:span><text:span text:style-name="T8"> </text:span><text:span text:style-name="T3">=</text:span><text:span text:style-name="T8"> </text:span><text:span text:style-name="T7">"select</text:span><text:span text:style-name="T8"> </text:span><text:span text:style-name="T7">*</text:span><text:span text:style-name="T8"> </text:span><text:span text:style-name="T7">from</text:span><text:span text:style-name="T8"> </text:span><text:span text:style-name="T7">Movie</text:span><text:span text:style-name="T8"> </text:span><text:span text:style-name="T7">where</text:span><text:span text:style-name="T8"> </text:span><text:span text:style-name="T7">mID</text:span><text:span text:style-name="T8"> </text:span><text:span text:style-name="T7">=</text:span><text:span text:style-name="T8"> </text:span><text:span text:style-name="T7">"</text:span><text:span text:style-name="T3">;</text:span></text:p>
      <text:p text:style-name="P4"><text:span text:style-name="T8"><text:s text:c="4"/></text:span><text:span text:style-name="T11">std</text:span><text:span text:style-name="T3">::</text:span><text:span text:style-name="T11">string</text:span><text:span text:style-name="T8"> </text:span><text:span text:style-name="T3">id;</text:span></text:p>
      <text:p text:style-name="P4"><text:span text:style-name="T8"><text:s text:c="4"/></text:span><text:span text:style-name="T10">while</text:span><text:span text:style-name="T8"> </text:span><text:span text:style-name="T3">(</text:span><text:span text:style-name="T10">true</text:span><text:span text:style-name="T3">)</text:span><text:span text:style-name="T8"> </text:span><text:span text:style-name="T3">{</text:span></text:p>
      <text:p text:style-name="P4"><text:span text:style-name="T8"><text:s text:c="8"/></text:span><text:span text:style-name="T11">std</text:span><text:span text:style-name="T3">::</text:span>cout<text:span text:style-name="T8"> </text:span><text:span text:style-name="T3">&lt;&lt;</text:span><text:span text:style-name="T8"> </text:span><text:span text:style-name="T3">query;</text:span></text:p>
      <text:p text:style-name="P4"><text:span text:style-name="T8"><text:s text:c="8"/></text:span><text:span text:style-name="T11">std</text:span><text:span text:style-name="T3">::getline(</text:span><text:span text:style-name="T11">std</text:span><text:span text:style-name="T3">::</text:span>cin<text:span text:style-name="T3">,</text:span><text:span text:style-name="T8"> </text:span><text:span text:style-name="T3">id);</text:span></text:p>
      <text:p text:style-name="P4"><text:span text:style-name="T8"><text:s text:c="9"/></text:span><text:span text:style-name="T10">if</text:span><text:span text:style-name="T8"> </text:span><text:span text:style-name="T3">(id</text:span><text:span text:style-name="T8"> </text:span><text:span text:style-name="T3">==</text:span><text:span text:style-name="T8"> </text:span><text:span text:style-name="T7">"q"</text:span><text:span text:style-name="T3">)</text:span><text:span text:style-name="T8"> </text:span><text:span text:style-name="T3">{</text:span></text:p>
      <text:p text:style-name="P4"><text:span text:style-name="T8"><text:s text:c="12"/></text:span><text:span text:style-name="T10">break</text:span><text:span text:style-name="T3">;</text:span></text:p>
      <text:p text:style-name="P4"><text:span text:style-name="T8"><text:s text:c="8"/></text:span><text:span text:style-name="T3">}</text:span></text:p>
      <text:p text:style-name="P4"><text:span text:style-name="T8"><text:s text:c="8"/></text:span><text:span text:style-name="T11">sql</text:span><text:span text:style-name="T3">::</text:span><text:span text:style-name="T11">ResultSet</text:span><text:span text:style-name="T8"> </text:span><text:span text:style-name="T3">*r</text:span><text:span text:style-name="T8"> </text:span><text:span text:style-name="T3">=</text:span><text:span text:style-name="T8"> </text:span>cache<text:span text:style-name="T3">.</text:span>get_value<text:span text:style-name="T3">(query</text:span><text:span text:style-name="T8"> </text:span><text:span text:style-name="T3">+</text:span><text:span text:style-name="T8"> </text:span><text:span text:style-name="T3">id</text:span><text:span text:style-name="T8"> </text:span><text:span text:style-name="T3">+</text:span><text:span text:style-name="T8"> </text:span><text:span text:style-name="T7">";"</text:span><text:span text:style-name="T3">);</text:span></text:p>
      <text:p text:style-name="P4"><text:span text:style-name="T8"><text:s text:c="8"/></text:span><text:span text:style-name="T3">r-&gt;</text:span><text:span text:style-name="T5">beforeFirst</text:span><text:span text:style-name="T3">();</text:span></text:p>
      <text:p text:style-name="P4"><text:span text:style-name="T8"><text:s text:c="8"/></text:span><text:span text:style-name="T10">if</text:span><text:span text:style-name="T8"> </text:span><text:span text:style-name="T3">(r-&gt;</text:span><text:span text:style-name="T5">rowsCount</text:span><text:span text:style-name="T3">()</text:span><text:span text:style-name="T8"> </text:span><text:span text:style-name="T3">==</text:span><text:span text:style-name="T8"> </text:span><text:span text:style-name="T9">0</text:span><text:span text:style-name="T3">)</text:span><text:span text:style-name="T8"> </text:span><text:span text:style-name="T3">{</text:span></text:p>
      <text:p text:style-name="P4"><text:span text:style-name="T8"><text:s text:c="12"/></text:span><text:span text:style-name="T11">std</text:span><text:span text:style-name="T3">::</text:span>cout<text:span text:style-name="T8"> </text:span><text:span text:style-name="T3">&lt;&lt;</text:span><text:span text:style-name="T8"> </text:span><text:span text:style-name="T7">"empty"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4"><text:span text:style-name="T8"><text:s text:c="12"/></text:span><text:span text:style-name="T10">continue</text:span><text:span text:style-name="T3">;</text:span></text:p>
      <text:p text:style-name="P4"><text:span text:style-name="T8"><text:s text:c="8"/></text:span><text:span text:style-name="T3">}</text:span></text:p>
      <text:p text:style-name="P4"><text:span text:style-name="T8"><text:s text:c="8"/></text:span><text:span text:style-name="T10">while</text:span><text:span text:style-name="T8"> </text:span><text:span text:style-name="T3">(r-&gt;</text:span><text:span text:style-name="T5">next</text:span><text:span text:style-name="T3">())</text:span><text:span text:style-name="T8"> </text:span><text:span text:style-name="T3">{</text:span></text:p>
      <text:p text:style-name="P4"><text:span text:style-name="T8"><text:s text:c="12"/></text:span><text:span text:style-name="T11">std</text:span><text:span text:style-name="T3">::</text:span>cout<text:span text:style-name="T8"> </text:span><text:span text:style-name="T3">&lt;&lt;</text:span><text:span text:style-name="T8"> </text:span><text:span text:style-name="T3">r-&gt;</text:span><text:span text:style-name="T5">getString</text:span><text:span text:style-name="T3">(</text:span><text:span text:style-name="T7">"title"</text:span><text:span text:style-name="T3">)</text:span><text:span text:style-name="T8"> </text:span><text:span text:style-name="T3">&lt;&lt;</text:span><text:span text:style-name="T8"> </text:span><text:span text:style-name="T11">std</text:span><text:span text:style-name="T3">::</text:span>endl<text:span text:style-name="T3">;</text:span></text:p>
      <text:p text:style-name="P2"><text:span text:style-name="T8"><text:s text:c="8"/></text:span><text:span text:style-name="T3">}</text:span></text:p>
      <text:p text:style-name="P4"><text:span text:style-name="T8"><text:s text:c="4"/></text:span><text:span text:style-name="T3">}</text:span></text:p>
      <text:p text:style-name="P4"><text:span text:style-name="T8"><text:s text:c="4"/></text:span><text:span text:style-name="T10">return</text:span><text:span text:style-name="T8"> </text:span><text:span text:style-name="T9">0</text:span><text:span text:style-name="T3">;</text:span></text:p>
      <text:p text:style-name="P3">}</text:p>
      <text:p text:style-name="P11"/>
      <text:list xml:id="list141946783682311" text:continue-numbering="true" text:style-name="Outline">
        <text:list-item>
          <text:p text:style-name="P16">Выводы </text:p>
        </text:list-item>
      </text:list>
      <text:p text:style-name="Standard"/>
      <text:p text:style-name="Standard">При выполнении лабораторной работы были узечены механизмы кэширования памяти. Был создан простой алгоритм LRU для кэширования <text:span text:style-name="T14">запросов к базе данны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Verdana" svg:font-family="Verdana, 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text-align="justify" style:justify-single-word="false" fo:orphans="2" fo:widows="2" fo:hyphenation-ladder-count="no-limit" fo:text-indent="1.251cm" style:auto-text-indent="false" style:punctuation-wrap="hanging" style:writing-mode="lr-tb"/>
      <style:text-properties style:use-window-font-color="true" fo:font-size="14pt" style:font-size-asian="14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cm" fo:margin-bottom="0.423cm" style:contextual-spacing="false" fo:text-align="center" style:justify-single-word="false" fo:break-before="pag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917cm" fo:margin-bottom="0.917cm" style:contextual-spacing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style:contextual-spacing="false" fo:keep-together="always" fo:keep-with-next="always"/>
      <style:text-properties fo:color="#365f91" style:font-name="Cambria" fo:font-family="Cambria" style:font-family-generic="roman" style:font-pitch="variable"/>
    </style:style>
    <style:style style:name="_3f__3f__3f__3f__3f__3f__3f__3f__3f_" style:display-name="?????????" style:family="paragraph" style:parent-style-name="Standard" style:default-outline-level="" style:list-style-name="">
      <style:paragraph-properties fo:margin-top="0.423cm" fo:margin-bottom="0.212cm" style:contextual-spacing="false" fo:keep-with-next="always" text:number-lines="false" text:line-number="0"/>
      <style:text-properties style:font-name="Liberation Sans" fo:font-family="'Liberation Sans'" style:font-family-generic="roman" style:font-pitch="variable"/>
    </style:style>
    <style:style style:name="_3f__3f__3f__3f__3f__3f__3f__3f_" style:display-name="????????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/>
    </style:style>
    <style:style style:name="_3f__3f__3f__3f__3f__3f__3f__3f__3f__3f__3f__20_HTML" style:display-name="??????????? HTML" style:family="paragraph" style:parent-style-name="Standard" style:default-outline-level="" style:list-style-name="">
      <style:paragraph-properties fo:margin-left="0cm" fo:margin-right="0cm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_3f__3f__3f__3f__3f_1" style:display-name="?????1" style:family="paragraph" style:parent-style-name="Standard" style:default-outline-level="" style:list-style-name="">
      <style:paragraph-properties fo:margin-left="0cm" fo:margin-right="0cm" fo:text-align="start" style:justify-single-word="false" fo:text-indent="0cm" style:auto-text-indent="false"/>
      <style:text-properties style:text-position="58% 100%" style:font-name="Courier New" fo:font-family="'Courier New'" style:font-family-generic="roman" style:font-pitch="variable" fo:letter-spacing="-0.035cm" fo:language="uk" fo:country="UA" fo:font-weight="bold" style:font-weight-asian="bold"/>
    </style:style>
    <style:style style:name="_3f__3f__3f__3f__3f__3f__3f__3f__3f__3f__3f__3f__3f__3f__20__3f__3f__3f__3f_" style:display-name="?????????????? ????" style:family="paragraph" style:parent-style-name="Standard" style:default-outline-level="" style:list-style-name="">
      <style:paragraph-properties fo:margin-left="3cm" fo:margin-right="0cm" fo:text-indent="0cm" style:auto-text-indent="false"/>
      <style:text-properties style:font-name="Arial Narrow" fo:font-family="'Arial Narrow'" style:font-family-generic="roman" style:font-pitch="variable" fo:language="en" fo:country="US" fo:font-weight="bold" style:font-weight-asian="bold"/>
    </style:style>
    <style:style style:name="_3f__3f__3f__3f__3f__3f__3f__3f__3f__3f__3f__3f__3f__3f__3f__3f__3f__20__3f__3f__3f__3f_" style:display-name="????????????????? ????" style:family="paragraph" style:parent-style-name="_3f__3f__3f__3f__3f__3f__3f__3f__3f__3f__3f__3f__3f__3f__20__3f__3f__3f__3f_" style:default-outline-level="" style:list-style-name="">
      <style:paragraph-properties fo:margin-left="4.001cm" fo:margin-right="0cm" fo:text-indent="0cm" style:auto-text-indent="false"/>
    </style:style>
    <style:style style:name="_3f__3f__3f__3f__3f__3f__3f__3f__3f__3f__3f__3f__3f__3f__3f__3f__3f_" style:display-name="?????????????????" style:family="paragraph" style:parent-style-name="_3f__3f__3f__3f__3f__3f__3f__3f__3f__3f__3f__3f__3f__3f__20__3f__3f__3f__3f_" style:default-outline-level="" style:list-style-name="">
      <style:paragraph-properties fo:margin-left="4.001cm" fo:margin-right="0cm" fo:text-indent="0cm" style:auto-text-indent="false"/>
    </style:style>
    <style:style style:name="_3f__3f__3f__3f__3f__3f__3f__20__28__3f__3f__3f__29_" style:display-name="??????? (???)" style:family="paragraph" style:parent-style-name="Standard" style:default-outline-level="" style:list-style-name="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_3f__3f__3f__3f__3f__3f__3f__3f__20__3f__3f__3f__3f__3f__3f__3f_" style:display-name="???????? ???????" style:family="paragraph" style:parent-style-name="Standard" style:default-outline-level="" style:list-style-name="">
      <style:text-properties fo:font-size="10pt" fo:font-weight="bold" style:font-size-asian="10pt" style:font-weight-asian="bold"/>
    </style:style>
    <style:style style:name="_3f__3f__3f__3f__3f__3f__3f_" style:display-name="???????" style:family="paragraph" style:parent-style-name="Standard" style:default-outline-level="" style:list-style-name="">
      <style:paragraph-properties fo:margin-left="0cm" fo:margin-right="0cm" fo:text-align="start" style:justify-single-word="false" fo:text-indent="-0.318cm" style:auto-text-indent="false"/>
      <style:text-properties fo:font-size="14pt" fo:language="uk" fo:country="UA" fo:font-weight="normal" style:font-size-asian="14pt" style:font-weight-asian="normal"/>
    </style:style>
    <style:style style:name="Normal1" style:family="paragraph" style:default-outline-level="" style:list-style-name="">
      <style:paragraph-properties fo:margin-top="0.035cm" fo:margin-bottom="0cm" style:contextual-spacing="false" fo:line-height="115%" fo:text-align="justify" style:justify-single-word="false" fo:orphans="0" fo:widows="0" fo:hyphenation-ladder-count="no-limit" style:punctuation-wrap="hanging" style:writing-mode="lr-tb"/>
      <style:text-properties style:use-window-font-color="true" fo:hyphenate="false" fo:hyphenation-remain-char-count="2" fo:hyphenation-push-char-count="2"/>
    </style:style>
    <style:style style:name="_3f__3f__3f__3f__3f__3f__3f__3f__3f__3f_" style:display-name="??????????" style:family="paragraph" style:parent-style-name="Standard" style:default-outline-level="" style:list-style-name="">
      <style:paragraph-properties fo:margin-left="0cm" fo:margin-right="0cm" fo:margin-top="0.917cm" fo:margin-bottom="0cm" style:contextual-spacing="false" fo:text-align="center" style:justify-single-word="false" fo:text-indent="0cm" style:auto-text-indent="false"/>
      <style:text-properties fo:language="uk" fo:country="UA"/>
    </style:style>
    <style:style style:name="_3f__3f__3f__3f__3f__3f__20__3f__3f__3f__3f__3f__3f_" style:display-name="?????? ??????" style:family="paragraph" style:parent-style-name="Text_20_body" style:default-outline-level="" style:list-style-name="">
      <style:paragraph-properties fo:margin-top="0cm" fo:margin-bottom="0cm" style:contextual-spacing="false"/>
      <style:text-properties fo:color="#000000"/>
    </style:style>
    <style:style style:name="_3f__3f__3f__3f__3f__3f__3f__20__3f__3f__3f__3f_" style:display-name="??????? ????" style:family="paragraph" style:parent-style-name="Standard" style:default-outline-level="" style:list-style-name="">
      <style:paragraph-properties fo:margin-left="0cm" fo:margin-right="0cm" fo:text-indent="0cm" style:auto-text-indent="false"/>
      <style:text-properties fo:color="#000000" fo:language="en" fo:country="US"/>
    </style:style>
    <style:style style:name="_3f__3f__3f__3f__3f_" style:display-name="?????" style:family="paragraph" style:parent-style-name="Standard" style:default-outline-level="" style:list-style-name="">
      <style:paragraph-properties fo:margin-left="0cm" fo:margin-right="0cm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_3f__3f__3f__3f__3f_7" style:display-name="?????7" style:family="paragraph" style:parent-style-name="Standard" style:default-outline-level="" style:list-style-name="">
      <style:paragraph-properties fo:margin-left="0cm" fo:margin-right="0cm" fo:text-indent="1.501cm" style:auto-text-indent="false"/>
      <style:text-properties fo:language="uk" fo:country="UA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_3f__3f__3f__3f__3f__3f__3f__3f__20__3f__3f__3f__3f__3f__20__3f__20__3f__3f__3f__3f__3f__3f__3f__3f__20_3" style:display-name="???????? ????? ? ???????? 3" style:family="paragraph" style:parent-style-name="Standard" style:default-outline-level="" style:list-style-name="">
      <style:paragraph-properties fo:margin-left="0.499cm" fo:margin-right="0cm" fo:margin-top="0cm" fo:margin-bottom="0.212cm" style:contextual-spacing="false" fo:text-indent="1.251cm" style:auto-text-indent="false"/>
      <style:text-properties fo:font-size="8pt" style:font-size-asian="8pt"/>
    </style:style>
    <style:style style:name="_3f__3f__3f__3f__20__3f__3f__3f__3f__3f__3f__3f__20__3f__20__3f__3f__3f__3f__3f__3f__3f__3f_" style:display-name="???? ??????? ? ????????" style:family="paragraph" style:parent-style-name="Standard" style:default-outline-level="" style:list-style-name="">
      <style:paragraph-properties fo:margin-left="0cm" fo:margin-right="0cm" fo:text-indent="1.27cm" style:auto-text-indent="false">
        <style:tab-stops>
          <style:tab-stop style:position="0.6cm"/>
        </style:tab-stops>
      </style:paragraph-properties>
      <style:text-properties fo:language="en" fo:country="US"/>
    </style:style>
    <style:style style:name="_3f__3f__3f__20__3f__3f__3f__3f__3f__3f__3f__3f__3f_" style:display-name="??? ?????????" style:family="paragraph" style:default-outline-level="" style:list-style-name="">
      <style:paragraph-properties fo:orphans="2" fo:widows="2" fo:hyphenation-ladder-count="no-limit" style:punctuation-wrap="hanging" style:writing-mode="lr-tb"/>
      <style:text-properties style:use-window-font-color="true" style:font-name="Calibri" fo:font-family="Calibri" style:font-family-generic="roman" style:font-pitch="variable" fo:font-size="11pt" style:font-size-asian="11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Standard" style:default-outline-level="" style:list-style-name="">
      <style:paragraph-properties text:number-lines="false" text:line-number="0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 style:default-outline-level="" style:list-style-name="">
      <style:paragraph-properties fo:text-align="center" style:justify-single-word="false"/>
      <style:text-properties fo:font-weight="bold" style:font-weight-asian="bold"/>
    </style:style>
    <style:style style:name="_3f__3f__3f__3f__3f__3f__3f__3f__3f__3f__20__3f__3f__3f__3f__3f__3f_" style:display-name="?????????? ??????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1.249cm" fo:margin-right="0cm" fo:text-indent="1.251cm" style:auto-text-indent="false"/>
    </style:style>
    <style:style style:name="Свой_20_обычный_20_с_20_отступом" style:display-name="Свой обычный с отступом" style:family="paragraph" style:parent-style-name="Standard" style:default-outline-level="" style:list-style-name="">
      <style:paragraph-properties fo:margin-left="0cm" fo:margin-right="0cm" fo:hyphenation-ladder-count="no-limit" fo:text-indent="1.27cm" style:auto-text-indent="false" style:punctuation-wrap="simple">
        <style:tab-stops>
          <style:tab-stop style:position="0.6cm"/>
        </style:tab-stops>
      </style:paragraph-properties>
      <style:text-properties fo:language="en" fo:country="US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вое_20_перечисление_20_1" style:display-name="Свое перечисление 1" style:family="paragraph" style:parent-style-name="Standard" style:default-outline-level="" style:list-style-name="">
      <style:paragraph-properties fo:margin-left="0cm" fo:margin-right="0cm" fo:hyphenation-ladder-count="no-limit" fo:text-indent="1.251cm" style:auto-text-indent="false" style:punctuation-wrap="simple"/>
      <style:text-properties style:letter-kerning="true" style:language-asian="en" style:country-asian="US" style:font-size-complex="12pt" style:language-complex="he" style:country-complex="IL" fo:hyphenate="true" fo:hyphenation-remain-char-count="2" fo:hyphenation-push-char-count="2"/>
    </style:style>
    <style:style style:name="Свое_20_перечисление_20_2" style:display-name="Свое перечисление 2" style:family="paragraph" style:parent-style-name="Свое_20_перечисление_20_1" style:default-outline-level="" style:list-style-name=""/>
    <style:style style:name="Свой_20_обычный_20_без_20_отступа" style:display-name="Свой обычный без отступа" style:family="paragraph" style:parent-style-name="Standard" style:default-outline-level="" style:list-style-name="">
      <style:paragraph-properties fo:hyphenation-ladder-count="no-limit" style:punctuation-wrap="simple">
        <style:tab-stops>
          <style:tab-stop style:position="0.6cm"/>
        </style:tab-stops>
      </style:paragraph-properties>
      <style:text-properties fo:language="en" fo:country="US" style:font-size-complex="12pt" fo:hyphenate="true" fo:hyphenation-remain-char-count="2" fo:hyphenation-push-char-count="2"/>
    </style:style>
    <style:style style:name="Название_20_объекта._20_Таблица" style:display-name="Название объекта. Таблица" style:family="paragraph" style:parent-style-name="Standard" style:default-outline-level="" style:list-style-name="">
      <style:paragraph-properties fo:margin-left="0cm" fo:margin-right="0cm" fo:margin-top="0.212cm" fo:margin-bottom="0.212cm" style:contextual-spacing="false" fo:keep-together="always" fo:hyphenation-ladder-count="no-limit" fo:text-indent="1.27cm" style:auto-text-indent="false" fo:keep-with-next="always" style:punctuation-wrap="simple"/>
      <style:text-properties fo:hyphenate="true" fo:hyphenation-remain-char-count="2" fo:hyphenation-push-char-count="2"/>
    </style:style>
    <style:style style:name="caption" style:family="paragraph" style:parent-style-name="Standard" style:default-outline-level="" style:list-style-name="">
      <style:paragraph-properties fo:margin-left="0cm" fo:margin-right="0cm" fo:margin-top="0.212cm" fo:margin-bottom="0.212cm" style:contextual-spacing="false" fo:text-align="center" style:justify-single-word="false" fo:hyphenation-ladder-count="no-limit" fo:text-indent="1.27cm" style:auto-text-indent="false" style:punctuation-wrap="simple"/>
      <style:text-properties style:font-weight-complex="bold" fo:hyphenate="true" fo:hyphenation-remain-char-count="2" fo:hyphenation-push-char-count="2"/>
    </style:style>
    <style:style style:name="Перечисление_20_для_20_лаб_20_1" style:display-name="Перечисление для лаб 1" style:family="paragraph" style:parent-style-name="Standard" style:default-outline-level="2" style:list-style-name="Outline">
      <style:paragraph-properties fo:hyphenation-ladder-count="no-limit" style:punctuation-wrap="simple"/>
      <style:text-properties style:font-size-complex="12pt" fo:hyphenate="true" fo:hyphenation-remain-char-count="2" fo:hyphenation-push-char-count="2"/>
    </style:style>
    <style:style style:name="Разделы_20_для_20_лаб" style:display-name="Разделы для лаб" style:family="paragraph" style:parent-style-name="Свой_20_обычный_20_с_20_отступом" style:default-outline-level="1" style:list-style-name="Outline">
      <style:paragraph-properties fo:margin-top="0.212cm" fo:margin-bottom="0.212cm" style:contextual-spacing="false" fo:keep-together="always" fo:keep-with-next="always"/>
      <style:text-properties fo:language="ru" fo:country="RU" fo:font-weight="bold" style:font-weight-asian="bold" style:font-size-complex="12pt"/>
    </style:style>
    <style:style style:name="Перечисление_20_для_20_лаб_20_2" style:display-name="Перечисление для лаб 2" style:family="paragraph" style:parent-style-name="Перечисление_20_для_20_лаб_20_1" style:default-outline-level="3" style:list-style-name="Outline"/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Надпись" style:family="paragraph" style:parent-style-name="Standard" style:default-outline-level="" style:list-style-name="">
      <style:paragraph-properties fo:hyphenation-ladder-count="no-limit" style:punctuation-wrap="simple"/>
      <style:text-properties fo:font-size="10pt" fo:language="en" fo:country="US" style:font-size-asian="10pt" fo:hyphenate="true" fo:hyphenation-remain-char-count="2" fo:hyphenation-push-char-count="2"/>
    </style:style>
    <style:style style:name="ОбычныйР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fo:font-size="12pt" fo:language="en" fo:country="US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8z0" style:family="text">
      <style:text-properties style:font-name="Symbol" fo:font-family="Symbol" style:font-family-generic="roman" style:font-pitch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/>
    </style:style>
    <style:style style:name="WW8Num13z0" style:family="text"/>
    <style:style style:name="WW8Num13z1" style:family="text">
      <style:text-properties style:font-name="Symbol" fo:font-family="Symbol" style:font-family-generic="roman" style:font-pitch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8z0" style:family="text"/>
    <style:style style:name="WW8Num19z0" style:family="text"/>
    <style:style style:name="WW8Num20z0" style:family="text"/>
    <style:style style:name="WW8Num21z0" style:family="text">
      <style:text-properties style:font-name="Times New Roman" fo:font-family="'Times New Roman'" style:font-family-generic="roman" style:font-pitch="variable"/>
    </style:style>
    <style:style style:name="WW8Num21z1" style:family="text">
      <style:text-properties style:font-name="Courier New" fo:font-family="'Courier New'" style:font-family-generic="roman" style:font-pitch="variable"/>
    </style:style>
    <style:style style:name="WW8Num21z2" style:family="text">
      <style:text-properties style:font-name="Wingdings" fo:font-family="Wingdings" style:font-family-generic="roman" style:font-pitch="variable"/>
    </style:style>
    <style:style style:name="WW8Num21z3" style:family="text">
      <style:text-properties style:font-name="Symbol" fo:font-family="Symbol" style:font-family-generic="roman" style:font-pitch="variable"/>
    </style:style>
    <style:style style:name="WW8Num22z0" style:family="text"/>
    <style:style style:name="WW8Num23z0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/>
    </style:style>
    <style:style style:name="WW8Num25z1" style:family="text">
      <style:text-properties style:font-name="Courier New" fo:font-family="'Courier New'" style:font-family-generic="roman" style:font-pitch="variable"/>
    </style:style>
    <style:style style:name="WW8Num25z2" style:family="text">
      <style:text-properties style:font-name="Wingdings" fo:font-family="Wingdings" style:font-family-generic="roman" style:font-pitch="variable"/>
    </style:style>
    <style:style style:name="WW8Num26z0" style:family="text"/>
    <style:style style:name="WW8Num27z0" style:family="text">
      <style:text-properties style:font-name="Wingdings" fo:font-family="Wingdings" style:font-family-generic="roman" style:font-pitch="variable"/>
    </style:style>
    <style:style style:name="WW8Num28z0" style:family="text"/>
    <style:style style:name="WW8Num29z0" style:family="text"/>
    <style:style style:name="WW8Num30z0" style:family="text"/>
    <style:style style:name="WW8Num31z0" style:family="text"/>
    <style:style style:name="WW8Num32z0" style:family="text"/>
    <style:style style:name="WW8Num33z0" style:family="text">
      <style:text-properties style:font-name="Times New Roman" fo:font-family="'Times New Roman'" style:font-family-generic="roman" style:font-pitch="variable"/>
    </style:style>
    <style:style style:name="WW8Num33z1" style:family="text">
      <style:text-properties style:font-name="Wingdings" fo:font-family="Wingdings" style:font-family-generic="roman" style:font-pitch="variable"/>
    </style:style>
    <style:style style:name="WW8Num34z0" style:family="text"/>
    <style:style style:name="WW8Num35z0" style:family="text"/>
    <style:style style:name="_3f__3f__3f__3f__3f__3f__3f__3f__20__3f__3f__3f__3f__3f__20__3f__3f__3f__3f__3f__3f_" style:display-name="???????? ????? ??????" style:family="text"/>
    <style:style style:name="_3f__3f__3f__3f__3f__3f__3f__3f__3f__3f__3f__3f__3f__3f__20__3f__3f__3f__3f__20__3f__3f__3f__3f_" style:display-name="?????????????? ???? ????" style:family="text">
      <style:text-properties style:font-name="Arial Narrow" fo:font-family="'Arial Narrow'" style:font-family-generic="roman" style:font-pitch="variable" fo:font-size="14pt" fo:language="en" fo:country="US" fo:font-weight="bold" style:font-size-asian="14pt" style:font-weight-asian="bold"/>
    </style:style>
    <style:style style:name="_3f__3f__3f__3f__3f__3f__3f__3f__3f__3f__3f__3f__3f__3f__3f__3f__3f__20__3f__3f__3f__3f__20__3f__3f__3f__3f_" style:display-name="????????????????? ???? ????" style:family="text" style:parent-style-name="_3f__3f__3f__3f__3f__3f__3f__3f__3f__3f__3f__3f__3f__3f__20__3f__3f__3f__3f__20__3f__3f__3f__3f_">
      <style:text-properties style:font-name="Arial Narrow" fo:font-family="'Arial Narrow'" style:font-family-generic="roman" style:font-pitch="variable" fo:font-size="14pt" fo:language="en" fo:country="US" fo:font-weight="bold" style:font-size-asian="14pt" style:font-weight-asian="bold"/>
    </style:style>
    <style:style style:name="page_20_number" style:display-name="page number" style:family="text" style:parent-style-name="_3f__3f__3f__3f__3f__3f__3f__3f__20__3f__3f__3f__3f__3f__20__3f__3f__3f__3f__3f__3f_"/>
    <style:style style:name="_3f__3f__3f__3f__3f__3f__3f__3f__3f__3f__3f__20_HTML_20__3f__3f__3f__3f_" style:display-name="??????????? HTML ????" style:family="text">
      <style:text-properties style:font-name="Courier New" fo:font-family="'Courier New'" style:font-family-generic="roman" style:font-pitch="variable" fo:language="ru" fo:country="RU"/>
    </style:style>
    <style:style style:name="_3f__3f__3f__3f__3f_7_20__3f__3f__3f__3f_" style:display-name="?????7 ????" style:family="text">
      <style:text-properties fo:font-size="14pt" fo:language="uk" fo:country="UA" style:font-size-asian="14pt"/>
    </style:style>
    <style:style style:name="_3f__3f__3f__3f__3f__3f__3f__20__3f__3f__3f__3f_" style:display-name="??????? ????" style:family="text">
      <style:text-properties fo:font-size="14pt" fo:language="ru" fo:country="RU" style:font-size-asian="14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2_20_Знак" style:display-name="Заголовок 2 Знак" style:family="text" style:parent-style-name="Default_20_Paragraph_20_Font">
      <style:text-properties fo:font-size="14pt" fo:font-weight="bold" style:font-size-asian="14pt" style:font-weight-asian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вой_20_обычный_20_с_20_отступом_20_Знак" style:display-name="Свой обычный с отступом Знак" style:family="text" style:parent-style-name="Default_20_Paragraph_20_Font">
      <style:text-properties fo:font-size="14pt" fo:language="en" fo:country="US" style:font-size-asian="14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4pt" style:font-size-asian="14pt"/>
    </style:style>
    <style:style style:name="apple-converted-space" style:family="text" style:parent-style-name="Default_20_Paragraph_20_Font"/>
    <style:style style:name="Заголовок_20_4_20_Знак" style:display-name="Заголовок 4 Знак" style:family="text" style:parent-style-name="Default_20_Paragraph_20_Font">
      <style:text-properties fo:color="#365f91" style:font-name="Cambria" fo:font-family="Cambria" style:font-family-generic="roman" style:font-pitch="variable" fo:font-size="14pt" fo:font-style="italic" style:font-size-asian="14pt" style:font-style-asian="italic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365f91" style:font-name="Cambria" fo:font-family="Cambria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1.27cm" fo:margin-left="3.23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27cm" fo:text-indent="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.27cm" fo:margin-left="3.2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27cm" fo:text-indent="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.27cm" fo:margin-left="3.2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27cm" fo:text-indent="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uk" fo:country="UA"/>
    </style:style>
    <style:style style:name="MT1" style:family="text">
      <style:text-properties officeooo:rsid="0011e2f3"/>
    </style:style>
    <style:page-layout style:name="Mpm1">
      <style:page-layout-properties fo:page-width="21.001cm" fo:page-height="29.7cm" style:num-format="1" style:print-orientation="portrait" fo:margin-top="1cm" fo:margin-bottom="2cm" fo:margin-left="3cm" fo:margin-right="1.499cm" style:writing-mode="lr-tb" style:layout-grid-color="#c0c0c0" style:layout-grid-lines="26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  <text:p text:style-name="MP1"><text:tab/><text:tab/><text:span text:style-name="MT1">Тур Г.Н. </text:span>С<text:span text:style-name="MT1">К</text:span>-12<text:span text:style-name="MT1">1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5 ЛАБОРАТОРНАЯ РАБОТА</dc:title>
    <meta:initial-creator>Admin</meta:initial-creator>
    <meta:editing-cycles>529</meta:editing-cycles>
    <meta:print-date>2013-12-16T15:16:00</meta:print-date>
    <meta:creation-date>2015-02-19T01:29:00</meta:creation-date>
    <dc:date>2015-12-13T14:19:46.430243129</dc:date>
    <meta:editing-duration>PT2H31M26S</meta:editing-duration>
    <meta:generator>LibreOffice/4.2.8.2$Linux_X86_64 LibreOffice_project/420m0$Build-2</meta:generator>
    <meta:document-statistic meta:table-count="0" meta:image-count="0" meta:object-count="0" meta:page-count="5" meta:paragraph-count="156" meta:word-count="909" meta:character-count="7876" meta:non-whitespace-character-count="6313"/>
    <meta:user-defined meta:name="AppVersion">16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